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72614b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Footnote">
      <style:text-properties officeooo:paragraph-rsid="0f051f9f"/>
    </style:style>
    <style:style style:name="P83" style:family="paragraph" style:parent-style-name="Standard">
      <style:text-properties officeooo:paragraph-rsid="0f0649dd"/>
    </style:style>
    <style:style style:name="P84" style:family="paragraph" style:parent-style-name="Footnote">
      <style:text-properties officeooo:paragraph-rsid="0f140c00"/>
    </style:style>
    <style:style style:name="P85" style:family="paragraph" style:parent-style-name="Standard">
      <style:text-properties officeooo:paragraph-rsid="0f2db54e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7" style:family="paragraph" style:parent-style-name="Footnote">
      <style:text-properties officeooo:paragraph-rsid="0f41a60d"/>
    </style:style>
    <style:style style:name="P88" style:family="paragraph" style:parent-style-name="Standard">
      <style:text-properties officeooo:paragraph-rsid="0f466349"/>
    </style:style>
    <style:style style:name="P89" style:family="paragraph" style:parent-style-name="Footnote">
      <style:text-properties officeooo:paragraph-rsid="0f12f362"/>
    </style:style>
    <style:style style:name="P90" style:family="paragraph" style:parent-style-name="Standard">
      <style:text-properties officeooo:paragraph-rsid="0f66ac7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style:font-size-asian="12pt" style:font-size-complex="12pt"/>
    </style:style>
    <style:style style:name="T2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7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703bb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0ac5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726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73b8c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75528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76486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style:font-size-asian="12pt" style:font-size-complex="12pt"/>
    </style:style>
    <style:style style:name="T321" style:family="text">
      <style:text-properties officeooo:rsid="04473353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officeooo:rsid="0aace3cd"/>
    </style:style>
    <style:style style:name="T324" style:family="text">
      <style:text-properties fo:font-size="10pt" style:font-size-asian="10pt" style:font-size-complex="10pt"/>
    </style:style>
    <style:style style:name="T32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8" style:family="text">
      <style:text-properties officeooo:rsid="0cf7e116"/>
    </style:style>
    <style:style style:name="T329" style:family="text">
      <style:text-properties officeooo:rsid="0b952edb"/>
    </style:style>
    <style:style style:name="T330" style:family="text">
      <style:text-properties loext:padding="0.049cm" loext:border="0.31pt solid #000000"/>
    </style:style>
    <style:style style:name="T331" style:family="text">
      <style:text-properties officeooo:rsid="0eef9ccc"/>
    </style:style>
    <style:style style:name="T332" style:family="text">
      <style:text-properties officeooo:rsid="0e80285f"/>
    </style:style>
    <style:style style:name="T333" style:family="text">
      <style:text-properties officeooo:rsid="0e838e2a"/>
    </style:style>
    <style:style style:name="T334" style:family="text">
      <style:text-properties officeooo:rsid="0e83c34e"/>
    </style:style>
    <style:style style:name="T335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2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3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4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6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7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8" style:family="text">
      <style:text-properties fo:color="#808080" loext:opacity="100%" style:font-name="Liberation Sans" fo:font-size="12pt" style:font-size-asian="12pt" style:font-size-complex="12pt"/>
    </style:style>
    <style:style style:name="T349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officeooo:rsid="0f72614b"/>
    </style:style>
    <style:style style:name="T357" style:family="text">
      <style:text-properties officeooo:rsid="0f765c3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3">C</text:span><text:span text:style-name="T232">hecklist voor </text:span><text:span text:style-name="T234">de installatie</text:span><text:span text:style-name="T232"> van </text:span><text:reference-mark-start text:name="Distributie"/><text:span text:style-name="T235">Debian</text:span><text:reference-mark-end text:name="Distributie"/><text:span text:style-name="T236"> </text:span><text:reference-mark-start text:name="Versie"/><text:span text:style-name="T235">1</text:span><text:span text:style-name="T237">1</text:span><text:reference-mark-end text:name="Versie"/><text:span text:style-name="Strong_20_Emphasis"><text:span text:style-name="T271"> </text:span></text:span><text:span text:style-name="Strong_20_Emphasis"><text:span text:style-name="T272">LTS</text:span></text:span><text:span text:style-name="T238"><text:note text:id="ftn1" text:note-class="footnote"><text:note-citation>1</text:note-citation><text:note-body><text:p text:style-name="P28"><text:span text:style-name="T357">Dez</text:span><text:span text:style-name="T356">e </text:span><text:span text:style-name="T279">LTS-versie (</text:span><text:span text:style-name="T280">LTS=</text:span><text:span text:style-name="T279">Long-Term Support, langetermijnondersteuning)</text:span><text:span text:style-name="T290"> </text:span><text:span text:style-name="T279">wordt </text:span><text:span text:style-name="T287">vanaf vrijgave </text:span><text:span text:style-name="T286">vijf</text:span><text:span text:style-name="T279"> jaar onder</text:span><text:span text:style-name="T289">houden </text:span><text:span text:style-name="T294">(</text:span><text:span text:style-name="T285">augustus 2021</text:span><text:span text:style-name="T289"> </text:span><text:span text:style-name="T279">tot </text:span><text:span text:style-name="T285">augustus</text:span><text:span text:style-name="T281"> </text:span><text:span text:style-name="T279">202</text:span><text:span text:style-name="T282">6</text:span><text:span text:style-name="T294">)</text:span><text:span text:style-name="T283">.</text:span></text:p></text:note-body></text:note></text:span><text:span text:style-name="T241"> </text:span><text:reference-mark-start text:name="Editie"/><text:span text:style-name="T242">D</text:span><text:span text:style-name="T240">esktop</text:span><text:reference-mark-end text:name="Editie"/><text:span text:style-name="T239"> </text:span><text:span text:style-name="T241">(</text:span><text:span text:style-name="T243">B</text:span><text:span text:style-name="T244">ullseye</text:span><text:span text:style-name="T241">).</text:span></text:p>
      <text:p text:style-name="P4"/>
      <text:p text:style-name="P85"><text:span text:style-name="T35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95">voor</text:span><text:span text:style-name="T296"> </text:span><text:span text:style-name="T297">deze en andere </text:span><text:span text:style-name="T298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9">(zie toelichting)</text:span><text:span text:style-name="T19">:</text:span></text:p>
      <text:p text:style-name="P31"><text:span text:style-name="Definition"><text:span text:style-name="T301">g</text:span></text:span><text:span text:style-name="Definition"><text:span text:style-name="T300">ebruiker</text:span></text:span><text:span text:style-name="Definition"><text:span text:style-name="T304"><text:tab/><text:tab/></text:span></text:span><text:span text:style-name="Definition"><text:span text:style-name="T320"> <text:tab/><text:tab/></text:span></text:span><text:span text:style-name="T305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5"><text:tab/></text:span><text:span text:style-name="T306">(</text:span><text:span text:style-name="T302">volledige naam, bijv. </text:span><text:span text:style-name="T318">J</text:span><text:span text:style-name="T319">a</text:span><text:span text:style-name="T318">n </text:span><text:span text:style-name="T319">Jansen</text:span><text:span text:style-name="T303">)</text:span></text:p>
      <text:p text:style-name="Standard"><text:span text:style-name="Definition"><text:span text:style-name="T301">g</text:span></text:span><text:span text:style-name="Definition"><text:span text:style-name="T300">ebruikersnaam<text:tab/></text:span></text:span><text:span text:style-name="Definition"><text:span text:style-name="T300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300"><text:tab/></text:span></text:span><text:span text:style-name="T10">(korte naam, bijv. </text:span><text:span text:style-name="T262">j</text:span><text:span text:style-name="T263">a</text:span><text:span text:style-name="T262">n</text:span><text:span text:style-name="T10">)</text:span></text:p>
      <text:p text:style-name="P30"><text:span text:style-name="Definition"><text:span text:style-name="T308">c</text:span></text:span><text:span text:style-name="Definition"><text:span text:style-name="T307">omputernaam<text:tab/><text:tab/></text:span></text:span><text:span text:style-name="Definition"><text:span text:style-name="T305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naam van de compute</text:span></text:span><text:span text:style-name="Definition"><text:span text:style-name="T313">r, </text:span></text:span><text:span text:style-name="Definition"><text:span text:style-name="T314">bijv. p</text:span></text:span><text:span text:style-name="Definition"><text:span text:style-name="T315">c02</text:span></text:span><text:span text:style-name="Definition"><text:span text:style-name="T311">)</text:span></text:span></text:p>
      <text:p text:style-name="P30"><text:span text:style-name="Definition"><text:span text:style-name="T301">o</text:span></text:span><text:span text:style-name="Definition"><text:span text:style-name="T300">pstartmenu</text:span></text:span><text:span text:style-name="Definition"><text:span text:style-name="T305"><text:tab/><text:tab/><text:tab/></text:span></text:span><text:span text:style-name="Definition"><text:span text:style-name="T305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to</text:span></text:span><text:span text:style-name="Definition"><text:span text:style-name="T316">ets voor het opstartmedium</text:span></text:span><text:span text:style-name="Definition"><text:span text:style-name="T317">)</text:span></text:span></text:p>
      <text:p text:style-name="P30"><text:span text:style-name="Definition"><text:span text:style-name="T309">i</text:span></text:span><text:span text:style-name="Definition"><text:span text:style-name="T310">nstellingen</text:span></text:span><text:span text:style-name="T311"><text:tab/> <text:tab/><text:tab/></text:span><text:span text:style-name="T311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11"><text:tab/>(</text:span><text:span text:style-name="T312">toets voor het BIOS/UEFI-scherm</text:span><text:span text:style-name="T311">)</text:span></text:p>
      <text:p text:style-name="P33"><text:span text:style-name="Definition"><text:span text:style-name="T336">g</text:span></text:span><text:span text:style-name="Definition"><text:span text:style-name="T335">ebruiker</text:span></text:span><text:span text:style-name="Definition"><text:span text:style-name="T337">2</text:span></text:span><text:span text:style-name="Definition"><text:span text:style-name="T338"><text:tab/></text:span></text:span><text:span text:style-name="Definition"><text:span text:style-name="T348"> <text:tab/><text:tab/></text:span></text:span><text:span text:style-name="T339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39"><text:tab/></text:span><text:span text:style-name="T340">(</text:span><text:span text:style-name="T341">volledige naam </text:span><text:span text:style-name="T342">evt. 2</text:span><text:span text:style-name="T349">e</text:span><text:span text:style-name="T342"> gebruiker</text:span><text:span text:style-name="T343">)</text:span></text:p>
      <text:p text:style-name="P80"><text:span text:style-name="Definition"><text:span text:style-name="T336">g</text:span></text:span><text:span text:style-name="Definition"><text:span text:style-name="T335">ebruikersnaam</text:span></text:span><text:span text:style-name="Definition"><text:span text:style-name="T337">2</text:span></text:span><text:span text:style-name="Definition"><text:span text:style-name="T344"><text:tab/></text:span></text:span><text:span text:style-name="Definition"><text:span text:style-name="T344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4"><text:tab/></text:span></text:span><text:span text:style-name="T345">(korte naam</text:span><text:span text:style-name="T346"> </text:span><text:span text:style-name="T347">evt. 2</text:span><text:span text:style-name="T350">e</text:span><text:span text:style-name="T347"> gebruiker</text:span><text:span text:style-name="T345">)</text:span></text:p>
      <text:p text:style-name="P33"><text:span text:style-name="T250">Vervang </text:span><text:span text:style-name="Definition"><text:span text:style-name="T12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8"/>
      <text:p text:style-name="P32"><text:span text:style-name="Strong_20_Emphasis"><text:span text:style-name="T258"/></text:span></text:p>
      <text:p text:style-name="P34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59">Linux</text:span><text:span text:style-name="T254">.</text:span></text:p>
      <text:p text:style-name="P22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9"><text:span text:style-name="Strong_20_Emphasis"><text:span text:style-name="T257"/></text:span></text:p>
      <text:p text:style-name="P29"><text:span text:style-name="Strong_20_Emphasis"><text:span text:style-name="T257"/></text:span></text:p>
      <text:list xml:id="list2414938574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5"><text:note text:id="ftn2" text:note-class="footnote"><text:note-citation>2</text:note-citation><text:note-body><text:p text:style-name="P26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T202">gebruiker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9"><text:span text:style-name="T333">Debian-</text:span><text:span text:style-name="T334">p</text:span>akket kz plaatst documenten en scripts van Karel Zimmer <text:span text:style-name="T332">(zie </text:span><text:a xlink:type="simple" xlink:href="https://karelzimmer.nl/" text:style-name="Internet_20_link" text:visited-style-name="Visited_20_Internet_20_Link"><text:span text:style-name="Strong_20_Emphasis"><text:span text:style-name="T327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Bereid de installatie voor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1">druk </text:span></text:span><text:span text:style-name="Strong_20_Emphasis"><text:span text:style-name="T72">op de </text:span></text:span><text:span text:style-name="Strong_20_Emphasis"><text:span text:style-name="T73">Super</text:span></text:span><text:span text:style-name="Strong_20_Emphasis"><text:span text:style-name="T72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58">, </text:span></text:span><text:span text:style-name="Strong_20_Emphasis"><text:span text:style-name="T74">t</text:span></text:span><text:span text:style-name="Strong_20_Emphasis"><text:span text:style-name="T61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</text:span></text:span><text:span text:style-name="Strong_20_Emphasis"><text:span text:style-name="T102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6">K</text:span></text:span><text:span text:style-name="Strong_20_Emphasis"><text:span text:style-name="T77">ie</text:span></text:span><text:span text:style-name="Strong_20_Emphasis"><text:span text:style-name="T78">s</text:span></text:span><text:span text:style-name="Strong_20_Emphasis"><text:span text:style-name="T70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4">stallatie voorberei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8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40"/>
      <text:list xml:id="list182759179208268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75">Start de computer op vanaf </text:span><text:span text:style-name="T276">een </text:span><text:span text:style-name="T276"><text:reference-ref text:reference-format="text" text:ref-name="Distributie">Debian</text:reference-ref></text:span><text:span text:style-name="T276"><text:s/></text:span><text:span text:style-name="Strong_20_Emphasis"><text:span text:style-name="T265"><text:reference-ref text:reference-format="text" text:ref-name="Versie">11</text:reference-ref></text:span></text:span><text:span text:style-name="Strong_20_Emphasis"><text:span text:style-name="T265"><text:s/></text:span></text:span><text:span text:style-name="T277">(</text:span><text:span text:style-name="T278">Live</text:span><text:span text:style-name="T156"><text:note text:id="ftn5" text:note-class="footnote"><text:note-citation>1</text:note-citation><text:note-body><text:p text:style-name="P27"><text:span text:style-name="T321">Vanaf ee</text:span>n Live <text:span text:style-name="T323">USB-stick </text:span><text:span text:style-name="T331">(</text:span><text:span text:style-name="T323">of </text:span><text:span text:style-name="T331">cd/dvd</text:span><text:span text:style-name="T284">)</text:span><text:span text:style-name="T324"> </text:span>kunt <text:span text:style-name="T321">u opstarten en</text:span> met <text:reference-ref text:reference-format="text" text:ref-name="Distributie">Debian</text:reference-ref><text:s/>werken zonder deze te installeren.</text:p></text:note-body></text:note></text:span><text:span text:style-name="T157">)</text:span><text:span text:style-name="T155"> </text:span><text:span text:style-name="T158">GNOME</text:span><text:span text:style-name="T155"> </text:span><text:span text:style-name="T159">USB-stick</text:span><text:span text:style-name="T159"><text:note text:id="ftn6" text:note-class="footnote"><text:note-citation>2</text:note-citation><text:note-body><text:p text:style-name="P87"><text:span text:style-name="T20">D</text:span><text:span text:style-name="Strong_20_Emphasis"><text:span text:style-name="T164">ow</text:span></text:span><text:span text:style-name="Strong_20_Emphasis"><text:span text:style-name="T165">nload </text:span></text:span><text:span text:style-name="Strong_20_Emphasis"><text:span text:style-name="T162">e</text:span></text:span><text:span text:style-name="Strong_20_Emphasis"><text:span text:style-name="T166">e</text:span></text:span><text:span text:style-name="Strong_20_Emphasis"><text:span text:style-name="T167">n</text:span></text:span><text:span text:style-name="Strong_20_Emphasis"><text:span text:style-name="T189"> </text:span></text:span><text:span text:style-name="Strong_20_Emphasis"><text:span text:style-name="T165">Live CD </text:span></text:span><text:span text:style-name="Strong_20_Emphasis"><text:span text:style-name="T168">v</text:span></text:span><text:span text:style-name="Strong_20_Emphasis"><text:span text:style-name="T169">anaf</text:span></text:span><text:span text:style-name="Strong_20_Emphasis"><text:span text:style-name="T170"> </text:span></text:span><text:a xlink:type="simple" xlink:href="https://www.debian.org/CD/live/" text:style-name="Internet_20_link" text:visited-style-name="Visited_20_Internet_20_Link"><text:span text:style-name="Strong_20_Emphasis"><text:span text:style-name="T325">debian.org/cd/live</text:span></text:span></text:a><text:span text:style-name="Strong_20_Emphasis"><text:span text:style-name="T170">, blader naar beneden en klik op <text:line-break/></text:span></text:span><text:span text:style-name="Strong_20_Emphasis"><text:span text:style-name="T176">unofficial live images for </text:span></text:span><text:span text:style-name="Strong_20_Emphasis"><text:span text:style-name="T181">“</text:span></text:span><text:span text:style-name="Strong_20_Emphasis"><text:span text:style-name="T190">stable</text:span></text:span><text:span text:style-name="Strong_20_Emphasis"><text:span text:style-name="T181">”</text:span></text:span><text:span text:style-name="Strong_20_Emphasis"><text:span text:style-name="T176"> with firmware included</text:span></text:span><text:span text:style-name="Strong_20_Emphasis"><text:span text:style-name="T170">. <text:line-break/>Klik vervolgens </text:span></text:span><text:span text:style-name="Strong_20_Emphasis"><text:span text:style-name="T173">op</text:span></text:span><text:span text:style-name="Strong_20_Emphasis"><text:span text:style-name="T170"> </text:span></text:span><text:span text:style-name="Strong_20_Emphasis"><text:span text:style-name="T176">amd64/</text:span></text:span><text:span text:style-name="Strong_20_Emphasis"><text:span text:style-name="T170"> en </text:span></text:span><text:span text:style-name="Strong_20_Emphasis"><text:span text:style-name="T173">daarna op </text:span></text:span><text:span text:style-name="Strong_20_Emphasis"><text:span text:style-name="T176">iso-hybrid/</text:span></text:span><text:span text:style-name="Strong_20_Emphasis"><text:span text:style-name="T170">.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1"> </text:span></text:span><text:span text:style-name="T177">debian-live-11...</text:span><text:span text:style-name="T178">-</text:span><text:span text:style-name="T177">amd-64-</text:span><text:span text:style-name="T178">gnome</text:span><text:span text:style-name="T179">+non-fre</text:span><text:span text:style-name="T180">e</text:span><text:span text:style-name="T179">.iso</text:span><text:span text:style-name="Strong_20_Emphasis"><text:span text:style-name="T165">.<text:line-break/></text:span></text:span><text:span text:style-name="Strong_20_Emphasis"><text:span text:style-name="T172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1"><text:span text:style-name="T20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4">Schijven</text:span></text:span><text:span text:style-name="Strong_20_Emphasis"><text:span text:style-name="T206">. Selecteer de USB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6"> </text:span></text:span><text:span text:style-name="Strong_20_Emphasis"><text:span text:style-name="T223">⋮</text:span></text:span><text:span text:style-name="Strong_20_Emphasis"><text:span text:style-name="T206"> (icoontje met de drie puntjes).</text:span></text:span></text:p><text:p text:style-name="P82"><text:span text:style-name="Strong_20_Emphasis"><text:span text:style-name="T206"><text:tab/>Kies </text:span></text:span><text:span text:style-name="Strong_20_Emphasis"><text:span text:style-name="T223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CD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81"><text:span text:style-name="Strong_20_Emphasis"><text:span text:style-name="T206"><text:tab/>Klik op </text:span></text:span><text:span text:style-name="Strong_20_Emphasis"><text:span text:style-name="T223">Terugzetten starten</text:span></text:span><text:span text:style-name="Strong_20_Emphasis"><text:span text:style-name="T206"> en vervolgens op </text:span></text:span><text:span text:style-name="Strong_20_Emphasis"><text:span text:style-name="T223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26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5">.</text:span></text:p>
            <text:p text:style-name="P51"><text:span text:style-name="T160">Opstartmenu/</text:span><text:span text:style-name="T161">boot menu</text:span><text:span text:style-name="T160"> </text:span><text:span text:style-name="T155">via </text:span><text:span text:style-name="Definition"><text:span text:style-name="T5">opstartmenu</text:span></text:span><text:span text:style-name="T155">, </text:span><text:span text:style-name="T160">instellingen/</text:span><text:span text:style-name="T161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4">K</text:span></text:span><text:span text:style-name="Strong_20_Emphasis"><text:span text:style-name="T105">ies </text:span></text:span><text:span text:style-name="Strong_20_Emphasis"><text:span text:style-name="T106">eerste keuze </text:span></text:span><text:span text:style-name="Strong_20_Emphasis"><text:span text:style-name="T107">en druk op de </text:span></text:span><text:span text:style-name="Strong_20_Emphasis"><text:span text:style-name="T108">Enter</text:span></text:span><text:span text:style-name="Strong_20_Emphasis"><text:span text:style-name="T107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2">V</text:span></text:span><text:span text:style-name="Strong_20_Emphasis"><text:span text:style-name="T39">olg de aanwijzingen </text:span></text:span><text:span text:style-name="Strong_20_Emphasis"><text:span text:style-name="T51">op de schermen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0"><text:s/></text:span></text:span><text:span text:style-name="Strong_20_Emphasis"><text:span text:style-name="T103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40">Als het scherm </text:span></text:span><text:span text:style-name="Strong_20_Emphasis"><text:span text:style-name="T129">Wi-Fi</text:span></text:span><text:span text:style-name="Strong_20_Emphasis"><text:span text:style-name="T40"> verschijnt, kies </text:span></text:span><text:span text:style-name="Strong_20_Emphasis"><text:span text:style-name="T53">het</text:span></text:span><text:span text:style-name="Strong_20_Emphasis"><text:span text:style-name="T40"> draadloos netwerk, maak verbinding, en klik op</text:span></text:span><text:span text:style-name="Strong_20_Emphasis"><text:span text:style-name="T110"> </text:span></text:span><text:span text:style-name="Strong_20_Emphasis"><text:span text:style-name="T147">N</text:span></text:span><text:span text:style-name="Strong_20_Emphasis"><text:span text:style-name="T127">ext</text:span></text:span><text:span text:style-name="Strong_20_Emphasis"><text:span text:style-name="T11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4"><text:s/></text:span></text:span><text:span text:style-name="Strong_20_Emphasis"><text:span text:style-name="T101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1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82">klik op </text:span></text:span><text:span text:style-name="Strong_20_Emphasis"><text:span text:style-name="T123">Activities</text:span></text:span><text:span text:style-name="Strong_20_Emphasis"><text:span text:style-name="T82"> en </text:span></text:span><text:span text:style-name="Strong_20_Emphasis"><text:span text:style-name="T83">een </text:span></text:span><text:span text:style-name="Strong_20_Emphasis"><text:span text:style-name="T82">klik op</text:span></text:span><text:span text:style-name="Strong_20_Emphasis"><text:span text:style-name="T84"> </text:span></text:span><text:span text:style-name="Strong_20_Emphasis"><text:span text:style-name="T124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0">Welcome</text:span></text:span><text:span text:style-name="Strong_20_Emphasis"><text:span text:style-name="T41"> kies </text:span></text:span><text:span text:style-name="Strong_20_Emphasis"><text:span text:style-name="T130">Nederlands</text:span></text:span><text:span text:style-name="Strong_20_Emphasis"><text:span text:style-name="T41"> en klik op </text:span></text:span><text:span text:style-name="Strong_20_Emphasis"><text:span text:style-name="T13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22">Locatie</text:span> kies bij <text:span text:style-name="T322">Regio</text:span> voor <text:span text:style-name="T322">Europa</text:span> en klik op <text:span text:style-name="T322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22">Toetsenbord</text:span> kies <text:span text:style-name="T322">English (US)</text:span> en klik op <text:span text:style-name="T322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><text:s/></text:span></text:span><text:span text:style-name="Strong_20_Emphasis"><text:span text:style-name="T101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90"><text:span text:style-name="T6">Bij </text:span><text:span text:style-name="T17">Partities</text:span><text:span text:style-name="T6"> </text:span><text:span text:style-name="T273">selecteer</text:span><text:span text:style-name="T6"> </text:span><text:span text:style-name="T7">de </text:span><text:span text:style-name="T6">gewenste </text:span><text:span text:style-name="T274">optie </text:span><text:span text:style-name="Strong_20_Emphasis"><text:span text:style-name="T43">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09">Bij </text:span></text:span><text:span text:style-name="Strong_20_Emphasis"><text:span text:style-name="T128">Gebruikers</text:span></text:span><text:span text:style-name="Strong_20_Emphasis"><text:span text:style-name="T109"> vul in </text:span></text:span><text:span text:style-name="Strong_20_Emphasis"><text:span text:style-name="T132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99">,</text:span></text:span><text:span text:style-name="Strong_20_Emphasis"><text:span text:style-name="T45"> </text:span></text:span><text:span text:style-name="Strong_20_Emphasis"><text:span text:style-name="T132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6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5">V</text:span></text:span><text:span text:style-name="Strong_20_Emphasis"><text:span text:style-name="T136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48">Samenvatting</text:span></text:span><text:span text:style-name="Strong_20_Emphasis"><text:span text:style-name="T113"> </text:span></text:span><text:span text:style-name="Strong_20_Emphasis"><text:span text:style-name="T114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7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2"/></text:span></text:p>
      <text:list xml:id="list182760373503454" text:continue-numbering="true" text:style-name="L1">
        <text:list-item>
          <text:p text:style-name="P95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4"><text:span text:style-name="T333">Debian-</text:span><text:span text:style-name="T334">p</text:span>akket kz plaatst documenten en scripts van Karel Zimmer <text:span text:style-name="T332">(zie </text:span><text:a xlink:type="simple" xlink:href="https://karelzimmer.nl/" text:style-name="Internet_20_link" text:visited-style-name="Visited_20_Internet_20_Link"><text:span text:style-name="Strong_20_Emphasis"><text:span text:style-name="T327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2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86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70"/></text:span></text:p>
      <text:list xml:id="list182760334124040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4"><text:s/></text:span></text:span><text:span text:style-name="Strong_20_Emphasis"><text:span text:style-name="T101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5"><text:note text:id="ftn9" text:note-class="footnote"><text:note-citation>1</text:note-citation><text:note-body><text:p text:style-name="P78"><text:span text:style-name="User_20_Entry"><text:span text:style-name="T163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User_20_Entry"><text:span text:style-name="T191">gebruiker</text:span></text:span><text:span text:style-name="User_20_Entry"><text:span text:style-name="T187">s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4"><text:s/></text:span></text:span><text:span text:style-name="Strong_20_Emphasis"><text:span text:style-name="T101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Definition"><text:span text:style-name="T24">gebruiker</text:span></text:span><text:span text:style-name="Strong_20_Emphasis"><text:span text:style-name="T93"> </text:span></text:span><text:span text:style-name="Strong_20_Emphasis"><text:span text:style-name="T95">in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 text:id="ftn10" text:note-class="footnote"><text:note-citation>2</text:note-citation><text:note-body><text:p text:style-name="P25"><text:span text:style-name="T245">D</text:span>e <text:span text:style-name="T330">Super</text:span>-toets <text:span text:style-name="T245">is </text:span>de Windows<text:span text:style-name="T328">-</text:span><text:span text:style-name="T329">toets</text:span>, <text:span text:style-name="T328">C</text:span>ommand-<text:span text:style-name="T329">toets</text:span>, of <text:span text:style-name="T328">V</text:span>ergrootglas-toets.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6">v</text:span></text:span><text:span text:style-name="Strong_20_Emphasis"><text:span text:style-name="T70">olg de aanwijzingen op het scherm</text:span></text:span><text:span text:style-name="Strong_20_Emphasis"><text:span text:style-name="T117">.</text:span></text:span></text:p>
          </table:table-cell>
        </table:table-row>
      </table:table>
      <text:p text:style-name="P44"><text:span text:style-name="Strong_20_Emphasis"><text:span text:style-name="T97"/></text:span></text:p>
      <text:p text:style-name="P19"/>
      <text:p text:style-name="P19"/>
      <text:p text:style-name="P77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6"> installatie van </text:span><text:span text:style-name="T266"><text:reference-ref text:reference-format="text" text:ref-name="Distributie">Debian</text:reference-ref></text:span><text:span text:style-name="T266"><text:s/></text:span><text:span text:style-name="T267"><text:reference-ref text:reference-format="text" text:ref-name="Versie">11</text:reference-ref></text:span><text:span text:style-name="Strong_20_Emphasis"><text:span text:style-name="T269"><text:s/></text:span></text:span><text:span text:style-name="Strong_20_Emphasis"><text:span text:style-name="T270">LTS</text:span></text:span><text:span text:style-name="T268"> </text:span><text:span text:style-name="T266"><text:reference-ref text:reference-format="text" text:ref-name="Editie">Desktop</text:reference-ref></text:span><text:span text:style-name="T266"><text:s/>is voltooid.</text:span></text:p>
      <text:p text:style-name="P43"/>
      <text:p text:style-name="P35"><text:span text:style-name="Emphasis"><text:span text:style-name="T351">Geschreven </text:span></text:span><text:span text:style-name="Emphasis"><text:span text:style-name="T355">in </text:span></text:span><text:span text:style-name="Emphasis"><text:span text:style-name="T354">2021 </text:span></text:span><text:span text:style-name="Emphasis"><text:span text:style-name="T351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2">Karel Zimmer</text:span></text:span></text:a><text:span text:style-name="Emphasis"><text:span text:style-name="T351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3">Creative Commons Publiek Domein Verklaring</text:span></text:span></text:a><text:span text:style-name="Emphasis"><text:span text:style-name="T35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10-24T18:27:58.969133854">24-10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24T18:27:58.806554702</dc:date>
    <meta:keyword>Installatie</meta:keyword>
    <meta:keyword>Checklist</meta:keyword>
    <meta:keyword>Linux</meta:keyword>
    <meta:editing-cycles>6681</meta:editing-cycles>
    <meta:editing-duration>P11DT18H30M39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2" meta:character-count="4945" meta:non-whitespace-character-count="4245"/>
    <meta:user-defined meta:name="Info 1"/>
    <meta:user-defined meta:name="Info 2"/>
    <meta:user-defined meta:name="Info 3"/>
    <meta:user-defined meta:name="Info 4"/>
  </office:meta>
</office:document-meta>
</file>